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5.1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egoe U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reecodecamp.org/learn/front-end-libraries/react/create-a-simple-jsx-element" xlink:type="simple">Create a Simple JSX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freecodecamp.org/learn/front-end-libraries/react/create-a-complex-jsx-element" xlink:type="simple">Create a Complex JSX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freecodecamp.org/learn/front-end-libraries/react/add-comments-in-jsx" xlink:type="simple">Add Comments in JSX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freecodecamp.org/learn/front-end-libraries/react/render-html-elements-to-the-dom" xlink:type="simple">Render HTML Elements to the DO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freecodecamp.org/learn/front-end-libraries/react/define-an-html-class-in-jsx" xlink:type="simple">Define an HTML Class in JSX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freecodecamp.org/learn/front-end-libraries/react/learn-about-self-closing-jsx-tags" xlink:type="simple">Learn About Self-Closing JSX Tag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freecodecamp.org/learn/front-end-libraries/react/create-a-stateless-functional-component" xlink:type="simple">Create a Stateless Functiona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freecodecamp.org/learn/front-end-libraries/react/create-a-react-component" xlink:type="simple">Create a React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freecodecamp.org/learn/front-end-libraries/react/create-a-component-with-composition" xlink:type="simple">Create a Component with Composition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freecodecamp.org/learn/front-end-libraries/react/use-react-to-render-nested-components" xlink:type="simple">Use React to Render Nested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freecodecamp.org/learn/front-end-libraries/react/compose-react-components" xlink:type="simple">Compose React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freecodecamp.org/learn/front-end-libraries/react/render-a-class-component-to-the-dom" xlink:type="simple">Render a Class Component to the DO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freecodecamp.org/learn/front-end-libraries/react/write-a-react-component-from-scratch" xlink:type="simple">Write a React Component from Scratch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freecodecamp.org/learn/front-end-libraries/react/pass-props-to-a-stateless-functional-component" xlink:type="simple">Pass Props to a Stateless Functiona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freecodecamp.org/learn/front-end-libraries/react/pass-an-array-as-props" xlink:type="simple">Pass an Array as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freecodecamp.org/learn/front-end-libraries/react/use-default-props" xlink:type="simple">Use Default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freecodecamp.org/learn/front-end-libraries/react/override-default-props" xlink:type="simple">Override Default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freecodecamp.org/learn/front-end-libraries/react/use-proptypes-to-define-the-props-you-expect" xlink:type="simple">Use PropTypes to Define the Props You Expec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freecodecamp.org/learn/front-end-libraries/react/access-props-using-this-props" xlink:type="simple">Access Props Using this.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freecodecamp.org/learn/front-end-libraries/react/review-using-props-with-stateless-functional-components" xlink:type="simple">Review Using Props with Stateless Functional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freecodecamp.org/learn/front-end-libraries/react/create-a-stateful-component" xlink:type="simple">Create a Statefu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freecodecamp.org/learn/front-end-libraries/react/render-state-in-the-user-interface" xlink:type="simple">Render State in the User Interfac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freecodecamp.org/learn/front-end-libraries/react/render-state-in-the-user-interface-another-way" xlink:type="simple">Render State in the User Interface Another Way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freecodecamp.org/learn/front-end-libraries/react/set-state-with-this-setstate" xlink:type="simple">Set State with this.setSt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freecodecamp.org/learn/front-end-libraries/react/bind-this-to-a-class-method" xlink:type="simple">Bind 'this' to a Class Method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freecodecamp.org/learn/front-end-libraries/react/use-state-to-toggle-an-element" xlink:type="simple">Use State to Toggle an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freecodecamp.org/learn/front-end-libraries/react/write-a-simple-counter" xlink:type="simple">Write a Simple Counter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freecodecamp.org/learn/front-end-libraries/react/create-a-controlled-input" xlink:type="simple">Create a Controlled Inpu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freecodecamp.org/learn/front-end-libraries/react/create-a-controlled-form" xlink:type="simple">Create a Controlled For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freecodecamp.org/learn/front-end-libraries/react/pass-state-as-props-to-child-components" xlink:type="simple">Pass State as Props to Child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www.freecodecamp.org/learn/front-end-libraries/react/pass-a-callback-as-props" xlink:type="simple">Pass a Callback as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www.freecodecamp.org/learn/front-end-libraries/react/use-the-lifecycle-method-componentwillmount" xlink:type="simple">Use the Lifecycle Method componentWillMou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s://www.freecodecamp.org/learn/front-end-libraries/react/use-the-lifecycle-method-componentdidmount" xlink:type="simple">Use the Lifecycle Method componentDidMou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s://www.freecodecamp.org/learn/front-end-libraries/react/add-event-listeners" xlink:type="simple">Add Event Listener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s://www.freecodecamp.org/learn/front-end-libraries/react/optimize-re-renders-with-shouldcomponentupdate" xlink:type="simple">Optimize Re-Renders with shouldComponentUpd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s://www.freecodecamp.org/learn/front-end-libraries/react/introducing-inline-styles" xlink:type="simple">Introducing Inline Style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https://www.freecodecamp.org/learn/front-end-libraries/react/add-inline-styles-in-react" xlink:type="simple">Add Inline Styles in Reac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s://www.freecodecamp.org/learn/front-end-libraries/react/use-advanced-javascript-in-react-render-method" xlink:type="simple">Use Advanced JavaScript in React Render Method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s://www.freecodecamp.org/learn/front-end-libraries/react/render-with-an-if-else-condition" xlink:type="simple">Render with an If-Else Condition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freecodecamp.org/learn/front-end-libraries/react/use--for-a-more-concise-conditional" xlink:type="simple">Use &amp;&amp; for a More Concise Conditional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www.freecodecamp.org/learn/front-end-libraries/react/use-a-ternary-expression-for-conditional-rendering" xlink:type="simple">Use a Ternary Expression for Conditional Rendering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s://www.freecodecamp.org/learn/front-end-libraries/react/render-conditionally-from-props" xlink:type="simple">Render Conditionally from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s://www.freecodecamp.org/learn/front-end-libraries/react/change-inline-css-conditionally-based-on-component-state" xlink:type="simple">Change Inline CSS Conditionally Based on Component St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s://www.freecodecamp.org/learn/front-end-libraries/react/use-array-map-to-dynamically-render-elements" xlink:type="simple">Use Array.map() to Dynamically Render Elem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s://www.freecodecamp.org/learn/front-end-libraries/react/give-sibling-elements-a-unique-key-attribute" xlink:type="simple">Give Sibling Elements a Unique Key Attribu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s://www.freecodecamp.org/learn/front-end-libraries/react/use-array-filter-to-dynamically-filter-an-array" xlink:type="simple">Use Array.filter() to Dynamically Filter an Array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s://www.freecodecamp.org/learn/front-end-libraries/react/render-react-on-the-server-with-rendertostring" xlink:type="simple">Render React on the Server with renderToString</text:a> 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10:20:28.452000000</meta:creation-date>
    <dc:date>2020-10-02T10:27:24.116000000</dc:date>
    <meta:editing-duration>PT6M55S</meta:editing-duration>
    <meta:editing-cycles>1</meta:editing-cycles>
    <meta:generator>LibreOffice/6.4.4.2$Windows_X86_64 LibreOffice_project/3d775be2011f3886db32dfd395a6a6d1ca2630ff</meta:generator>
    <meta:document-statistic meta:table-count="1" meta:cell-count="141" meta:object-count="0"/>
  </office:meta>
</office:document-meta>
</file>